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l faut que la projection Google (EPSG:900913) se trouve dans Ubuntu et dans postgis. Pour cela, l'ajouter dans spatial-ref-sys de postgis avec les caractéristiques suivantes :</text:p>
      <text:p text:style-name="Standard"/>
      <text:p text:style-name="Standard">900913;"spatialreferencing.org";900913;"PROJCS["Popular Visualisation CRS / Mercator (deprecated)",GEOGCS["Popular Visualisation CRS",DATUM["Popular_Visualisation_Datum",SPHEROID["Popular Visualisation Sphere",6378137,0,AUTHORITY["EPSG","7059"]],TOWGS84[0,0,0,0,0,0,0],AUTHORITY["EPSG","6055"]],PRIMEM["Greenwich",0,AUTHORITY["EPSG","8901"]],UNIT["degree",0.01745329251994328,AUTHORITY["EPSG","9122"]],AUTHORITY["EPSG","4055"]],UNIT["metre",1,AUTHORITY["EPSG","9001"]],PROJECTION["Mercator_1SP"],PARAMETER["central_meridian",0],PARAMETER["scale_factor",1],PARAMETER["false_easting",0],PARAMETER["false_northing",0],AUTHORITY["EPSG","3785"],AXIS["X",EAST],AXIS["Y",NORTH]]";"+proj=merc +a=6378137 +b=6378137 +lat_ts=0.0 +lon_0=0.0 +x_0=0.0 +y_0=0 +k=1.0 +units=m +nadgrids=@null +no_defs"</text:p>
      <text:p text:style-name="Standard"/>
      <text:p text:style-name="Standard">ainsi que dans l'ordi :</text:p>
      <text:list xml:id="list357974293" text:style-name="L1">
        <text:list-item>
          <text:p text:style-name="P1">telecharger la libraire proj4js via le synaptic (taper « proj »)</text:p>
        </text:list-item>
        <text:list-item>
          <text:p text:style-name="P1">l'ouvrir avec sudo gedit /usr/share/proj/epsg</text:p>
        </text:list-item>
        <text:list-item>
          <text:p text:style-name="P1">ajouter a la fin du fichier le code suivant : <text:s/></text:p>
          <text:p text:style-name="P1">## GOOGLE </text:p>
          <text:p text:style-name="P1">&lt;900913&gt; +proj=merc +a=6378137 +b=6378137 +lat_ts=0.0 +lon_0=0.0 +x_0=0.0 +y_0=0 +k=1.0 +units=m +nadgrids=@null +no_defs &lt;&gt; 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cpn </meta:initial-creator>
    <meta:creation-date>2014-02-25T17:09:08</meta:creation-date>
    <dc:date>2014-02-25T17:14:40</dc:date>
    <dc:creator>dcpn </dc:creator>
    <meta:editing-duration>PT33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8" meta:word-count="97" meta:character-count="1285" meta:non-whitespace-character-count="1194"/>
  </office:meta>
</office:document-meta>
</file>